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4pt" fo:letter-spacing="normal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ru" fo:country="RU" fo:background-color="transparent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variant="normal" fo:text-transform="none" fo:color="#000000" fo:font-size="14pt" fo:letter-spacing="normal" fo:language="ru" fo:country="RU" fo:background-color="transparen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fo:font-size="32pt" fo:language="ru" fo:country="RU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9" style:family="text">
      <style:text-properties fo:color="#000000" style:font-name="Times New Roman" fo:font-size="14pt" fo:language="ru" fo:country="RU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9.20</text:span><text:span text:style-name="T9"> </text:span><text:span text:style-name="T1"><text:s text:c="2"/></text:span><text:span text:style-name="T5">Моделі забезпечення цілісності даних</text:span><text:span text:style-name="T6"> (Біба, Кларка-Вілсона та похідні моделі).</text:span></text:p>
      <text:p text:style-name="P2">Цель политики безопасности в данных моделях — защита от нарушения целостности информации. В основе модели Биба лежат уровни целостности, аналогичные уровням модели Белла—Лападула. В отличие от модели Белла—Лападула чтение разрешено теперь только вверх (от субъекта к объекту, уровень ценности которого превосходит уровня субъекта), а запись — только вниз. Правила данной модели являются полной противоположностью правилам модели Белла—Лападула.</text:p>
      <text:p text:style-name="P2"><text:span text:style-name="T10">Модель Біба:</text:span> no write up, no read down.</text:p>
      <text:p text:style-name="P2">В модели Биба рассматриваются следующие доступы субъектов к объектам и другим субъектам: доступ субъекта на модификацию объекта, доступ субъекта на чтение объекта, доступ субъекта на выполнение и доступ субъекта к субъекту.</text:p>
      <text:p text:style-name="P2">В отличие от модели Белла—Лападула требования безопасности в модели Биба динамические, так как для их описания используются элементы текущего и последующего состояний системы.</text:p>
      <text:p text:style-name="P2">Подобно модели Белла—Лападула, модель Биба простая и ясная для понимания, однако она унаследовала все ее недостатки. Кроме того, одновременное применение моделей Биба и Белла — Лападула затруднено в силу их противоречивости. Например, для чтения субъектом информации из объекта в первой вышеуказанной модели его уровень должен быть ниже, а во второй модели — выше, чем у объекта.</text:p>
      <text:p text:style-name="P2"><text:span text:style-name="T10">Основу модели Кларка —Вильсона </text:span>составляют транзакции, которые включают операции, переводящие систему из одного состояния в другое. Вся совокупность данных (объекты доступа) делится на два класса: целостность одних контролируется, целостность других не контролируется. Субъекты в рамках данной модели должны порождать лишь правильно сформулированные транзакции, где субъект инициирует последовательность действий, которая выполняется управляемым и предсказуемым образом.</text:p>
      <text:p text:style-name="P2">Модель Кларка-Вілсона: суб’єкт, що може авторизувати процедуру, не може її виконувати.</text:p>
      <text:p text:style-name="P2">В модели определено также понятие процедуры подтверждения целостности, которая применяется по отношению к данным, подлежащим контролю. По отношению к этим данным должны применяться лишь правильно сформулированные транзакции, которые не могут нарушить целостность данных. Все операции разрешаются только авторизованным пользователям и регистрируются. Кроме того, существуют процедуры постановки на контроль целостности ранее неконтролируемых данных.</text:p>
      <text:p text:style-name="P2">Модель Биба реализует защиту от атак субъектов, находящихся на низшем уровне целостности, но неспособна отразить атаки своего уровня целостности. Поэтому ее целесообразно объединять с моделью Кларка —Вильсона, которая может задавать определенные отношения в пределах каждого уровня целостности.</text:p>
      <text:p text:style-name="P1"><text:span text:style-name="T7">В качестве вывода необходимо констатировать высокую трудоемкость применения теоретических моделей, неадекватное описание большинством из них процессов, происходящих в АС. Например, большинство моделей не учитывают возможные действия субъектов по изменению свойств АС. Описанию порядка безопасного взаимодействия субъектов системы, описаниюи обоснованию необходимых условий реализации безопасности посвящена субъектно-ориентированная модел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1T19:01:01</dc:date>
    <dc:creator>mark </dc:creator>
    <meta:editing-duration>PT1H12M36S</meta:editing-duration>
    <meta:editing-cycles>77</meta:editing-cycles>
    <meta:document-statistic meta:table-count="0" meta:image-count="0" meta:object-count="0" meta:page-count="1" meta:paragraph-count="11" meta:word-count="385" meta:character-count="3082" meta:non-whitespace-character-count="2706"/>
  </office:meta>
</office:document-meta>
</file>